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6a7" officeooo:paragraph-rsid="000ac6a7"/>
    </style:style>
    <style:style style:name="P2" style:family="paragraph" style:parent-style-name="Standard">
      <style:text-properties officeooo:rsid="000c1814" officeooo:paragraph-rsid="000c1814"/>
    </style:style>
    <style:style style:name="P3" style:family="paragraph" style:parent-style-name="Standard">
      <style:text-properties officeooo:rsid="000c1814" officeooo:paragraph-rsid="000dcf64"/>
    </style:style>
    <style:style style:name="P4" style:family="paragraph" style:parent-style-name="Standard">
      <style:text-properties officeooo:rsid="000c1814" officeooo:paragraph-rsid="000f54ad"/>
    </style:style>
    <style:style style:name="P5" style:family="paragraph" style:parent-style-name="Standard">
      <style:text-properties officeooo:rsid="000c1814" officeooo:paragraph-rsid="00111531"/>
    </style:style>
    <style:style style:name="P6" style:family="paragraph" style:parent-style-name="Standard">
      <style:text-properties officeooo:rsid="000c1814" officeooo:paragraph-rsid="0011a3b9"/>
    </style:style>
    <style:style style:name="P7" style:family="paragraph" style:parent-style-name="Standard">
      <style:text-properties officeooo:rsid="000dcf64" officeooo:paragraph-rsid="000dcf64"/>
    </style:style>
    <style:style style:name="P8" style:family="paragraph" style:parent-style-name="Standard">
      <style:text-properties style:text-underline-style="solid" style:text-underline-width="auto" style:text-underline-color="font-color" officeooo:rsid="000dcf64" officeooo:paragraph-rsid="000dcf64"/>
    </style:style>
    <style:style style:name="P9" style:family="paragraph" style:parent-style-name="Standard">
      <style:text-properties style:text-underline-style="solid" style:text-underline-width="auto" style:text-underline-color="font-color" officeooo:rsid="000f54ad" officeooo:paragraph-rsid="000f54ad"/>
    </style:style>
    <style:style style:name="P10" style:family="paragraph" style:parent-style-name="Standard">
      <style:text-properties officeooo:rsid="000f54ad" officeooo:paragraph-rsid="000f54ad"/>
    </style:style>
    <style:style style:name="T1" style:family="text">
      <style:text-properties officeooo:rsid="000dcf64"/>
    </style:style>
    <style:style style:name="T2" style:family="text">
      <style:text-properties officeooo:rsid="000f54a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11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MPAÑA:</text:p>
      <text:p text:style-name="P1"/>
      <text:p text:style-name="P2">{</text:p>
      <text:p text:style-name="P2"><text:tab/>“id” : “001”,</text:p>
      <text:p text:style-name="P2"><text:tab/>“nombre” : “kilo2018”,</text:p>
      <text:p text:style-name="P6"><text:tab/>“<text:span text:style-name="T4">usuarios” : [{“ObjectId” : “...”}, {...}]</text:span></text:p>
      <text:p text:style-name="P6"><text:tab/>“<text:span text:style-name="T4">categorias” : [{“ObjectId” : “...”}, {...}]</text:span><text:span text:style-name="T4"> </text:span></text:p>
      <text:p text:style-name="P5"><text:tab/></text:p>
      <text:p text:style-name="P4"><text:span text:style-name="T2">}</text:span></text:p>
      <text:p text:style-name="P4"/>
      <text:p text:style-name="P9">CATEGORÍA:</text:p>
      <text:p text:style-name="P9"/>
      <text:p text:style-name="P4"><text:span text:style-name="T1">{</text:span></text:p>
      <text:p text:style-name="P4"><text:tab/>“<text:span text:style-name="T1">id” : <text:s/>“001”,</text:span></text:p>
      <text:p text:style-name="P4"><text:tab/>“<text:span text:style-name="T1">nombre” : “pasta”</text:span></text:p>
      <text:p text:style-name="P4"><text:tab/>“<text:span text:style-name="T2">campaña_id” : “001”</text:span></text:p>
      <text:p text:style-name="P4"><text:span text:style-name="T1">}</text:span></text:p>
      <text:p text:style-name="P4"/>
      <text:p text:style-name="P9">USUARIOS:</text:p>
      <text:p text:style-name="P9"/>
      <text:p text:style-name="P3"><text:span text:style-name="T1">{</text:span></text:p>
      <text:p text:style-name="P3"><text:span text:style-name="T1"><text:tab/>“token” : “odishfos46fasa136fóanfdbo475674df6asds6d4ds”,</text:span></text:p>
      <text:p text:style-name="P3"><text:tab/>“<text:span text:style-name="T1">id” : <text:s/>001,</text:span></text:p>
      <text:p text:style-name="P3"><text:tab/>“<text:span text:style-name="T1">nombre” : “lucia”</text:span></text:p>
      <text:p text:style-name="P7"><text:tab/>“email” : “<text:a xlink:type="simple" xlink:href="mailto:lucia@lucia.com" text:style-name="Internet_20_link" text:visited-style-name="Visited_20_Internet_20_Link">lucia@lucia.com</text:a>”</text:p>
      <text:p text:style-name="P7"><text:tab/>“password” : “lucia123”</text:p>
      <text:p text:style-name="P3"><text:span text:style-name="T1">}</text:span></text:p>
      <text:p text:style-name="P2"/>
      <text:p text:style-name="P10"><text:span text:style-name="T3">DONATIVOS</text:span>:</text:p>
      <text:p text:style-name="P9"/>
      <text:p text:style-name="P4">{</text:p>
      <text:p text:style-name="P4"><text:tab/>“id” : 001,</text:p>
      <text:p text:style-name="P4"><text:tab/>“<text:span text:style-name="T1">cantidad</text:span>” : <text:span text:style-name="T1">30,</text:span></text:p>
      <text:p text:style-name="P4"><text:tab/>“<text:span text:style-name="T1">usuario_id” : 001,</text:span></text:p>
      <text:p text:style-name="P4"><text:tab/>“<text:span text:style-name="T2">categoria_id” : 001</text:span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2:35:24.949940275</meta:creation-date>
    <dc:date>2018-12-14T13:51:17.926923829</dc:date>
    <meta:editing-duration>PT25M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9" meta:word-count="66" meta:character-count="438" meta:non-whitespace-character-count="380"/>
  </office:meta>
</office:document-meta>
</file>